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</office:automatic-styles>
  <office:body>
    <office:text>
      <text:p text:style-name="P1"><text:span text:style-name="T1_1">17/03<text:s/>-<text:s text:c="3"/></text:span><text:span text:style-name="T1_2">Reunião</text:span><text:span text:style-name="T1_3"><text:s/></text:span><text:span text:style-name="T1_4">presencial</text:span><text:span text:style-name="T1_5"><text:s/></text:span><text:span text:style-name="T1_6">desenvovedores</text:span></text:p>
      <text:p text:style-name="P2"/>
      <text:p text:style-name="P3"><text:span text:style-name="T3_1">25/03<text:s/>-<text:s text:c="3"/></text:span><text:span text:style-name="T3_2">Reunião</text:span><text:span text:style-name="T3_3"><text:s/></text:span><text:span text:style-name="T3_4">presencial</text:span><text:span text:style-name="T3_5"><text:s/></text:span><text:span text:style-name="T3_6">designer</text:span><text:span text:style-name="T3_7"><text:s/></text:span><text:span text:style-name="T3_8">e</text:span><text:span text:style-name="T3_9"><text:s/></text:span><text:span text:style-name="T3_10">musica</text:span></text:p>
      <text:p text:style-name="P4"/>
      <text:p text:style-name="P5"><text:span text:style-name="T5_1">29/03<text:s/>-<text:s text:c="3"/></text:span><text:span text:style-name="T5_2">Reunião</text:span><text:span text:style-name="T5_3"><text:s/></text:span><text:span text:style-name="T5_4">presencial</text:span><text:span text:style-name="T5_5"><text:s/></text:span><text:span text:style-name="T5_6">designer</text:span><text:span text:style-name="T5_7"><text:s/></text:span><text:span text:style-name="T5_8">e</text:span><text:span text:style-name="T5_9"><text:s/></text:span><text:span text:style-name="T5_10">musica</text:span></text:p>
      <text:p text:style-name="P6"/>
      <text:p text:style-name="P7"><text:span text:style-name="T7_1">04/04<text:s/>-<text:s text:c="3"/></text:span><text:span text:style-name="T7_2">Reunião</text:span><text:span text:style-name="T7_3"><text:s/></text:span><text:span text:style-name="T7_4">presencial</text:span><text:span text:style-name="T7_5"><text:s/></text:span><text:span text:style-name="T7_6">geral</text:span></text:p>
      <text:p text:style-name="P8"/>
      <text:p text:style-name="P9"><text:span text:style-name="T9_1">10/04<text:s/>-<text:s text:c="3"/></text:span><text:span text:style-name="T9_2">Reunião</text:span><text:span text:style-name="T9_3"><text:s/></text:span><text:span text:style-name="T9_4">presencial</text:span><text:span text:style-name="T9_5"><text:s/></text:span><text:span text:style-name="T9_6">geral</text:span></text:p>
      <text:p text:style-name="P10"/>
      <text:p text:style-name="P11"><text:span text:style-name="T11_1">17/04<text:s/>-<text:s text:c="3"/></text:span><text:span text:style-name="T11_2">Reunião</text:span><text:span text:style-name="T11_3"><text:s/></text:span><text:span text:style-name="T11_4">presencial</text:span><text:span text:style-name="T11_5"><text:s/></text:span><text:span text:style-name="T11_6">geral</text:span></text:p>
      <text:p text:style-name="P12"/>
      <text:p text:style-name="P13"><text:span text:style-name="T13_1">24/04<text:s/>-<text:s text:c="3"/></text:span><text:span text:style-name="T13_2">Reunião</text:span><text:span text:style-name="T13_3"><text:s/></text:span><text:span text:style-name="T13_4">presencial</text:span><text:span text:style-name="T13_5"><text:s/></text:span><text:span text:style-name="T13_6">geral</text:span></text:p>
      <text:p text:style-name="P14"/>
      <text:p text:style-name="P15"><text:span text:style-name="T15_1">01/05<text:s/>-<text:s text:c="3"/></text:span><text:span text:style-name="T15_2">Reunião</text:span><text:span text:style-name="T15_3"><text:s/></text:span><text:span text:style-name="T15_4">presencial</text:span><text:span text:style-name="T15_5"><text:s/></text:span><text:span text:style-name="T15_6">geral</text:span></text:p>
      <text:p text:style-name="P16"/>
      <text:p text:style-name="P17"><text:span text:style-name="T17_1">08/05<text:s/>-<text:s text:c="3"/></text:span><text:span text:style-name="T17_2">Reunião</text:span><text:span text:style-name="T17_3"><text:s/></text:span><text:span text:style-name="T17_4">presencial</text:span><text:span text:style-name="T17_5"><text:s/></text:span><text:span text:style-name="T17_6">geral</text:span></text:p>
      <text:p text:style-name="P18"/>
      <text:p text:style-name="P19"><text:span text:style-name="T19_1">15/05<text:s/>-<text:s text:c="3"/></text:span><text:span text:style-name="T19_2">Reunião</text:span><text:span text:style-name="T19_3"><text:s/></text:span><text:span text:style-name="T19_4">presencial</text:span><text:span text:style-name="T19_5"><text:s/></text:span><text:span text:style-name="T19_6">geral</text:span></text:p>
      <text:p text:style-name="P20"/>
      <text:p text:style-name="P21"><text:span text:style-name="T21_1">22/05<text:s/>-<text:s text:c="3"/></text:span><text:span text:style-name="T21_2">Ponto</text:span><text:span text:style-name="T21_3"><text:s/></text:span><text:span text:style-name="T21_4">de</text:span><text:span text:style-name="T21_5"><text:s/></text:span><text:span text:style-name="T21_6">controle</text:span><text:span text:style-name="T21_7"><text:s/>01</text:span></text:p>
      <text:p text:style-name="P22"/>
      <text:p text:style-name="P23"><text:span text:style-name="T23_1">27/05<text:s/>-<text:s text:c="3"/></text:span><text:span text:style-name="T23_2">Data</text:span><text:span text:style-name="T23_3"><text:s/></text:span><text:span text:style-name="T23_4">de</text:span><text:span text:style-name="T23_5"><text:s/></text:span><text:span text:style-name="T23_6">entrega</text:span><text:span text:style-name="T23_7"><text:s/>01</text:span></text:p>
      <text:p text:style-name="P24"/>
      <text:p text:style-name="P25"><text:span text:style-name="T25_1">29/05<text:s/>-<text:s text:c="3"/></text:span><text:span text:style-name="T25_2">Data</text:span><text:span text:style-name="T25_3"><text:s/></text:span><text:span text:style-name="T25_4">de</text:span><text:span text:style-name="T25_5"><text:s/></text:span><text:span text:style-name="T25_6">entrega</text:span><text:span text:style-name="T25_7"><text:s/>01</text:span></text:p>
      <text:p text:style-name="P26"/>
      <text:p text:style-name="P27"><text:span text:style-name="T27_1">05/06<text:s/>-<text:s text:c="3"/></text:span><text:span text:style-name="T27_2">Ponto</text:span><text:span text:style-name="T27_3"><text:s/></text:span><text:span text:style-name="T27_4">de</text:span><text:span text:style-name="T27_5"><text:s/></text:span><text:span text:style-name="T27_6">controle</text:span><text:span text:style-name="T27_7"><text:s/>01</text:span></text:p>
      <text:p text:style-name="P28"/>
      <text:p text:style-name="P29"><text:span text:style-name="T29_1">10/06<text:s/>-<text:s text:c="3"/></text:span><text:span text:style-name="T29_2">Ponto</text:span><text:span text:style-name="T29_3"><text:s/></text:span><text:span text:style-name="T29_4">de</text:span><text:span text:style-name="T29_5"><text:s/></text:span><text:span text:style-name="T29_6">controle</text:span><text:span text:style-name="T29_7"><text:s/>02</text:span></text:p>
      <text:p text:style-name="P30"/>
      <text:p text:style-name="P31"><text:span text:style-name="T31_1">12/06<text:s/>-<text:s text:c="4"/></text:span><text:span text:style-name="T31_2">Reunião</text:span><text:span text:style-name="T31_3"><text:s/></text:span><text:span text:style-name="T31_4">presencial</text:span><text:span text:style-name="T31_5"><text:s/></text:span><text:span text:style-name="T31_6">geral</text:span></text:p>
      <text:p text:style-name="P32"/>
      <text:p text:style-name="P33"><text:span text:style-name="T33_1">17/06<text:s/>-<text:s text:c="3"/></text:span><text:span text:style-name="T33_2">Data</text:span><text:span text:style-name="T33_3"><text:s/></text:span><text:span text:style-name="T33_4">de</text:span><text:span text:style-name="T33_5"><text:s/></text:span><text:span text:style-name="T33_6">entrega</text:span><text:span text:style-name="T33_7"><text:s/>02</text:span></text:p>
      <text:p text:style-name="P34"/>
      <text:p text:style-name="P35"><text:span text:style-name="T35_1">19/06<text:s/>-<text:s text:c="3"/></text:span><text:span text:style-name="T35_2">Data</text:span><text:span text:style-name="T35_3"><text:s/></text:span><text:span text:style-name="T35_4">de</text:span><text:span text:style-name="T35_5"><text:s/></text:span><text:span text:style-name="T35_6">entrega</text:span><text:span text:style-name="T35_7"><text:s/>02</text:span></text:p>
      <text:p text:style-name="P36"/>
      <text:p text:style-name="P37"><text:span text:style-name="T37_1">26/06<text:s/>-<text:s text:c="4"/></text:span><text:span text:style-name="T37_2">Reunião</text:span><text:span text:style-name="T37_3"><text:s/></text:span><text:span text:style-name="T37_4">presencial</text:span><text:span text:style-name="T37_5"><text:s/></text:span><text:span text:style-name="T37_6">geral</text:span></text:p>
      <text:p text:style-name="P38"/>
      <text:p text:style-name="P39"><text:span text:style-name="T39_1">03/07<text:s/>-<text:s text:c="3"/></text:span><text:span text:style-name="T39_2">Ponto</text:span><text:span text:style-name="T39_3"><text:s/></text:span><text:span text:style-name="T39_4">de</text:span><text:span text:style-name="T39_5"><text:s/></text:span><text:span text:style-name="T39_6">controle</text:span><text:span text:style-name="T39_7"><text:s/>03</text:span></text:p>
      <text:p text:style-name="P40"/>
      <text:p text:style-name="P41"><text:span text:style-name="T41_1">08/07<text:s/>-<text:s text:c="3"/></text:span><text:span text:style-name="T41_2">Data</text:span><text:span text:style-name="T41_3"><text:s/></text:span><text:span text:style-name="T41_4">de</text:span><text:span text:style-name="T41_5"><text:s/></text:span><text:span text:style-name="T41_6">entrega</text:span><text:span text:style-name="T41_7"><text:s/>01</text:span></text:p>
      <text:p text:style-name="P42"/>
      <text:p text:style-name="P43"><text:span text:style-name="T43_1">10/07<text:s/>-<text:s text:c="3"/></text:span><text:span text:style-name="T43_2">Data</text:span><text:span text:style-name="T43_3"><text:s/></text:span><text:span text:style-name="T43_4">de</text:span><text:span text:style-name="T43_5"><text:s/></text:span><text:span text:style-name="T43_6">entrega</text:span><text:span text:style-name="T43_7"><text:s/>01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